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1e9e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1cec700" officeooo:paragraph-rsid="01f88ab7" fo:background-color="#80008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1cec700" officeooo:paragraph-rsid="01faa547" fo:background-color="#80008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20a7819" officeooo:paragraph-rsid="020a781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2207aef" officeooo:paragraph-rsid="02207ae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377444" officeooo:paragraph-rsid="01dbed4f" fo:background-color="#00000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1bf69d9" officeooo:paragraph-rsid="01bf69d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e6a8e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f4c1e6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faa547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rsid="00377444" officeooo:paragraph-rsid="01815cda" fo:background-color="#000000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22pt" fo:font-weight="bold" officeooo:rsid="0002a7c7" officeooo:paragraph-rsid="0011e9e9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1e9e9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8pt" fo:font-style="italic" fo:font-weight="normal" officeooo:rsid="021dd574" officeooo:paragraph-rsid="02207aef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officeooo:rsid="0002a7c7"/>
    </style:style>
    <style:style style:name="T2" style:family="text">
      <style:text-properties fo:font-size="22pt" officeooo:rsid="0002a7c7" style:font-size-asian="22pt" style:font-size-complex="22pt"/>
    </style:style>
    <style:style style:name="T3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Arial"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officeooo:rsid="014597ca" style:font-size-asian="14pt" style:font-style-asian="normal" style:font-size-complex="14pt" style:font-style-complex="normal"/>
    </style:style>
    <style:style style:name="T7" style:family="text">
      <style:text-properties fo:font-size="14pt" fo:font-style="normal" officeooo:rsid="01e33c72" style:font-size-asian="14pt" style:font-style-asian="normal" style:font-size-complex="14pt" style:font-style-complex="normal"/>
    </style:style>
    <style:style style:name="T8" style:family="text">
      <style:text-properties fo:font-size="14pt" fo:font-style="normal" officeooo:rsid="01e4cb7d" style:font-size-asian="14pt" style:font-style-asian="normal" style:font-size-complex="14pt" style:font-style-complex="normal"/>
    </style:style>
    <style:style style:name="T9" style:family="text">
      <style:text-properties fo:font-size="14pt" fo:font-style="normal" officeooo:rsid="01477c4a" style:font-size-asian="14pt" style:font-style-asian="normal" style:font-size-complex="14pt" style:font-style-complex="normal"/>
    </style:style>
    <style:style style:name="T10" style:family="text">
      <style:text-properties fo:font-size="14pt" fo:font-style="normal" officeooo:rsid="01f0c00b" style:font-size-asian="14pt" style:font-style-asian="normal" style:font-size-complex="14pt" style:font-style-complex="normal"/>
    </style:style>
    <style:style style:name="T11" style:family="text">
      <style:text-properties fo:font-size="14pt" fo:font-style="normal" fo:font-weight="bold" officeooo:rsid="014597ca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font-style="normal" fo:font-weight="bold" officeooo:rsid="01e33c72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fo:font-weight="bold" officeooo:rsid="000d6587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background-color="transparent" loext:char-shading-value="0" style:font-size-asian="14pt" style:font-size-complex="14pt"/>
    </style:style>
    <style:style style:name="T16" style:family="text">
      <style:text-properties fo:font-size="14pt" officeooo:rsid="01867b91" fo:background-color="transparent" loext:char-shading-value="0" style:font-size-asian="14pt" style:font-size-complex="14pt"/>
    </style:style>
    <style:style style:name="T17" style:family="text">
      <style:text-properties fo:font-size="14pt" officeooo:rsid="01853222" fo:background-color="transparent" loext:char-shading-value="0" style:font-size-asian="14pt" style:font-size-complex="14pt"/>
    </style:style>
    <style:style style:name="T18" style:family="text">
      <style:text-properties fo:font-size="14pt" officeooo:rsid="00917b7b" fo:background-color="transparent" loext:char-shading-value="0" style:font-size-asian="14pt" style:font-size-complex="14pt"/>
    </style:style>
    <style:style style:name="T19" style:family="text">
      <style:text-properties fo:font-size="14pt" officeooo:rsid="01dbed4f" fo:background-color="transparent" loext:char-shading-value="0" style:font-size-asian="14pt" style:font-size-complex="14pt"/>
    </style:style>
    <style:style style:name="T20" style:family="text">
      <style:text-properties fo:font-size="14pt" officeooo:rsid="021dd574" fo:background-color="transparent" loext:char-shading-value="0" style:font-size-asian="14pt" style:font-size-complex="14pt"/>
    </style:style>
    <style:style style:name="T21" style:family="text">
      <style:text-properties fo:font-size="14pt" fo:font-weight="bold" officeooo:rsid="01cec700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1d9e7cc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1e7c05a" fo:background-color="#800080" loext:char-shading-value="0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1cec700" fo:background-color="#800080" loext:char-shading-value="0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1d9e7cc" fo:background-color="#800080" loext:char-shading-value="0" style:font-size-asian="14pt" style:font-weight-asian="bold" style:font-size-complex="14pt" style:font-weight-complex="bold"/>
    </style:style>
    <style:style style:name="T26" style:family="text">
      <style:text-properties fo:font-size="18pt" officeooo:rsid="00377444" style:font-size-asian="18pt" style:font-size-complex="18pt"/>
    </style:style>
    <style:style style:name="T27" style:family="text">
      <style:text-properties fo:font-size="18pt" officeooo:rsid="0002a7c7" style:font-size-asian="18pt" style:font-size-complex="18pt"/>
    </style:style>
    <style:style style:name="T28" style:family="text">
      <style:text-properties officeooo:rsid="01841356"/>
    </style:style>
    <style:style style:name="T29" style:family="text">
      <style:text-properties fo:font-weight="normal" officeooo:rsid="0095fc33" fo:background-color="transparent" loext:char-shading-value="0" style:font-weight-asian="normal" style:font-weight-complex="normal"/>
    </style:style>
    <style:style style:name="T30" style:family="text">
      <style:text-properties fo:font-weight="normal" officeooo:rsid="01faa547" fo:background-color="transparent" loext:char-shading-value="0" style:font-weight-asian="normal" style:font-weight-complex="normal"/>
    </style:style>
    <style:style style:name="T31" style:family="text">
      <style:text-properties officeooo:rsid="01fa1020"/>
    </style:style>
    <style:style style:name="T32" style:family="text">
      <style:text-properties officeooo:rsid="0207b85f"/>
    </style:style>
    <style:style style:name="T33" style:family="text">
      <style:text-properties officeooo:rsid="020a7819"/>
    </style:style>
    <style:style style:name="T34" style:family="text">
      <style:text-properties officeooo:rsid="020ecf62"/>
    </style:style>
    <style:style style:name="T35" style:family="text">
      <style:text-properties officeooo:rsid="0226658f"/>
    </style:style>
    <style:style style:name="T36" style:family="text">
      <style:text-properties officeooo:rsid="0235a32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melin et al., 2023 project <text:span text:style-name="T1">data: </text:span><text:span text:style-name="T28">Sorting and Indexing using Samtools </text:span><text:span text:style-name="T26">on ALICE HPC.</text:span><text:span text:style-name="T27"><text:line-break/></text:span><text:span text:style-name="T2">By: Bashar Al-Smadi</text:span></text:p>
      <text:p text:style-name="P13"/>
      <text:p text:style-name="P14"><text:span text:style-name="T5">1</text:span><text:span text:style-name="T3">. Go into your Scratch directory </text:span><text:span text:style-name="T4">by :</text:span></text:p>
      <text:p text:style-name="P9">cd $SCRATCHDIR</text:p>
      <text:p text:style-name="P9"/>
      <text:p text:style-name="P9"><text:span text:style-name="T13">2</text:span><text:span text:style-name="T14">. </text:span><text:span text:style-name="T11">Check if </text:span><text:span text:style-name="T12">mapping</text:span><text:span text:style-name="T11"> is finished successfully: </text:span><text:span text:style-name="T6">check if there isn’t any error, open the file</text:span><text:span text:style-name="T7">s</text:span><text:span text:style-name="T6"> next to the script</text:span><text:span text:style-name="T8">s</text:span><text:span text:style-name="T6"> in the directory star_mapping_jobs </text:span><text:span text:style-name="T10">and see the</text:span><text:span text:style-name="T6"> file</text:span><text:span text:style-name="T10">s</text:span><text:span text:style-name="T6"> called star_(id).err </text:span><text:span text:style-name="T9">it should be empty if there are no errors.</text:span></text:p>
      <text:p text:style-name="P6"/>
      <text:p text:style-name="P7"><text:span text:style-name="T23">3</text:span><text:span text:style-name="T24">: </text:span><text:span text:style-name="T25">LOCALLY:</text:span><text:span text:style-name="T22"> </text:span><text:span text:style-name="T21">bash script </text:span><text:span text:style-name="T17">Create</text:span><text:span text:style-name="T15"> a new file named ‘samtools_sort_index.s</text:span><text:span text:style-name="T19">h</text:span><text:span text:style-name="T15">’ in your scratch directory and copy the following script into it. </text:span></text:p>
      <text:p text:style-name="P7"><text:span text:style-name="T20">Bash</text:span><text:span text:style-name="T18"> script:</text:span><text:span text:style-name="T16"><text:line-break/>```</text:span></text:p>
      <text:p text:style-name="P12">#!/bin/bash</text:p>
      <text:p text:style-name="P12"/>
      <text:p text:style-name="P12"># Load the Samtools module</text:p>
      <text:p text:style-name="P12">module load samtools/1.17-wenuvv5</text:p>
      <text:p text:style-name="P12"/>
      <text:p text:style-name="P12"># Define directories</text:p>
      <text:p text:style-name="P12">ALIGN_DIR="$(pwd)/STAR_alignment/aligned_outputs"</text:p>
      <text:p text:style-name="P12">BAM_DIR="$(pwd)/STAR_alignment/bam_files"</text:p>
      <text:p text:style-name="P12"/>
      <text:p text:style-name="P12"># Create the output directory</text:p>
      <text:p text:style-name="P12">mkdir -p $BAM_DIR</text:p>
      <text:p text:style-name="P12"/>
      <text:p text:style-name="P12"># Set the number of threads for Samtools <text:span text:style-name="T33">(locally there are 64 cpus)</text:span></text:p>
      <text:p text:style-name="P12">THREADS=60</text:p>
      <text:p text:style-name="P12"/>
      <text:p text:style-name="P12"># Process <text:span text:style-name="T32">ALL </text:span>SAM files</text:p>
      <text:p text:style-name="P12">for sam in $ALIGN_DIR/*_Aligned.out.sam; do</text:p>
      <text:p text:style-name="P12"><text:s text:c="4"/>base=$(basename $sam _Aligned.out.sam)</text:p>
      <text:p text:style-name="P12"><text:s text:c="4"/>samtools view -bS $sam | samtools sort -@ $THREADS -o $BAM_DIR/${base}_sorted.bam</text:p>
      <text:p text:style-name="P12"><text:s text:c="4"/>samtools index $BAM_DIR/${base}_sorted.bam</text:p>
      <text:p text:style-name="P12">done</text:p>
      <text:p text:style-name="P8">```</text:p>
      <text:p text:style-name="P10"/>
      <text:p text:style-name="P3">4.B: <text:span text:style-name="T31">running the script locally: </text:span><text:span text:style-name="T29">go back to the terminal <text:s/>and </text:span><text:span text:style-name="T30">run:</text:span></text:p>
      <text:p text:style-name="P2"/>
      <text:p text:style-name="P11">nohup bash samtools_sort_index.sh &amp;</text:p>
      <text:list xml:id="list2366166323" text:style-name="L1">
        <text:list-header>
          <text:p text:style-name="P15"/>
        </text:list-header>
      </text:list>
      <text:p text:style-name="P11"/>
      <text:p text:style-name="P5"/>
      <text:p text:style-name="P4">check the nohup.out file if it is running. <text:span text:style-name="T34">It will take 12 hours. <text:line-break/></text:span><text:span text:style-name="T36">You </text:span><text:span text:style-name="T34">can shut dow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04:37.755473293</meta:creation-date>
    <meta:generator>LibreOffice/7.3.7.2$Linux_X86_64 LibreOffice_project/30$Build-2</meta:generator>
    <dc:date>2024-04-29T22:34:27.131774801</dc:date>
    <meta:editing-duration>PT16H33M33S</meta:editing-duration>
    <meta:editing-cycles>145</meta:editing-cycles>
    <meta:document-statistic meta:table-count="0" meta:image-count="0" meta:object-count="0" meta:page-count="1" meta:paragraph-count="27" meta:word-count="189" meta:character-count="1277" meta:non-whitespace-character-count="1099"/>
  </office:meta>
</office:document-meta>
</file>